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objectwithoutfill">
      <style:graphic-properties svg:stroke-linecap="round" draw:fill="none" draw:textarea-horizontal-align="center" draw:textarea-vertical-align="middle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glue-point draw:id="4" svg:x="-5.122cm" svg:y="3.008cm" draw:escape-direction="left"/>
          <draw:glue-point draw:id="5" svg:x="5.127cm" svg:y="3.008cm" draw:escape-direction="right"/>
          <draw:line draw:style-name="gr1" draw:text-style-name="P1" draw:layer="layout" svg:x1="0cm" svg:y1="0.375cm" svg:x2="0.25cm" svg:y2="0.375cm">
            <text:p/>
          </draw:line>
          <draw:line draw:style-name="gr1" draw:text-style-name="P1" draw:layer="layout" svg:x1="2cm" svg:y1="0.375cm" svg:x2="1.75cm" svg:y2="0.375cm">
            <text:p/>
          </draw:line>
          <draw:circle draw:style-name="gr2" draw:text-style-name="P1" draw:layer="layout" svg:width="0.25cm" svg:height="0.25cm" svg:x="1.495cm" svg:y="0.25cm">
            <text:p/>
          </draw:circle>
          <draw:circle draw:style-name="gr3" draw:text-style-name="P1" draw:layer="layout" svg:width="0.25cm" svg:height="0.25cm" svg:x="0.252cm" svg:y="0.25cm">
            <text:p/>
          </draw:circle>
          <draw:line draw:style-name="gr4" draw:text-style-name="P1" draw:layer="layout" svg:x1="0.385cm" svg:y1="0.55cm" svg:x2="1.635cm" svg:y2="0.55cm">
            <text:p/>
          </draw:line>
          <draw:line draw:style-name="gr5" draw:text-style-name="P1" draw:layer="layout" svg:x1="1cm" svg:y1="0cm" svg:x2="1cm" svg:y2="0.55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0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$Win32 OpenOffice.org_project/340m1$Build-9590</meta:generator>
    <dc:date>2012-09-09T15:05:18.89</dc:date>
    <meta:editing-duration>PT59M4S</meta:editing-duration>
    <meta:editing-cycles>41</meta:editing-cycles>
    <meta:document-statistic meta:object-count="7"/>
  </office:meta>
</office:document-meta>
</file>